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style="italic" fo:font-weight="bold" officeooo:rsid="00163993" officeooo:paragraph-rsid="00163993"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fo:font-size="14pt" officeooo:rsid="0037507e" officeooo:paragraph-rsid="0037507e"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style="italic" fo:font-weight="bold" officeooo:rsid="0037507e" officeooo:paragraph-rsid="0037507e" style:font-size-asian="20pt" style:font-style-asian="italic" style:font-weight-asian="bold" style:font-size-complex="20pt" style:font-style-complex="italic" style:font-weight-complex="bold"/>
    </style:style>
    <style:style style:name="P5" style:family="paragraph" style:parent-style-name="Standard">
      <style:paragraph-properties fo:text-align="center" style:justify-single-word="false"/>
      <style:text-properties fo:font-size="20pt" fo:font-style="normal" fo:font-weight="normal" officeooo:rsid="00163993" officeooo:paragraph-rsid="00163993" style:font-size-asian="20pt" style:font-style-asian="normal" style:font-weight-asian="normal" style:font-size-complex="20pt" style:font-style-complex="normal" style:font-weight-complex="normal"/>
    </style:style>
    <style:style style:name="P6" style:family="paragraph" style:parent-style-name="Standard">
      <style:paragraph-properties fo:text-align="start" style:justify-single-word="false"/>
      <style:text-properties fo:font-size="20pt" fo:font-style="normal" fo:font-weight="bold" officeooo:rsid="0037507e" officeooo:paragraph-rsid="0037507e"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37507e" officeooo:paragraph-rsid="0037507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37507e" officeooo:paragraph-rsid="00389ea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37507e" officeooo:paragraph-rsid="003b7e2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3c5245" officeooo:paragraph-rsid="003c5245"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rsid="003c7384" officeooo:paragraph-rsid="003c738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3cf7c2" officeooo:paragraph-rsid="003cf7c2"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3eebb5" officeooo:paragraph-rsid="003eebb5"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3f27c0" officeooo:paragraph-rsid="003f27c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405dae" officeooo:paragraph-rsid="00405da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405dae" officeooo:paragraph-rsid="0016399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3a118a" officeooo:paragraph-rsid="003a118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3b7e26" officeooo:paragraph-rsid="003b7e2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fo:font-size="12pt" fo:font-style="normal" fo:font-weight="bold" officeooo:rsid="0037507e" officeooo:paragraph-rsid="0037507e"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2pt" fo:font-style="normal" fo:font-weight="bold" officeooo:rsid="00405dae" officeooo:paragraph-rsid="00405dae"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italic" fo:font-weight="bold" officeooo:rsid="0037507e" officeooo:paragraph-rsid="00389ea7" style:font-size-asian="10.5pt" style:font-style-asian="italic" style:font-weight-asian="bold" style:font-size-complex="12pt" style:font-style-complex="italic" style:font-weight-complex="bold"/>
    </style:style>
    <style:style style:name="P27" style:family="paragraph" style:parent-style-name="Standard">
      <style:paragraph-properties fo:text-align="justify" style:justify-single-word="false"/>
      <style:text-properties officeooo:rsid="00208380" officeooo:paragraph-rsid="00163993"/>
    </style:style>
    <style:style style:name="P28" style:family="paragraph" style:parent-style-name="Standard">
      <style:paragraph-properties fo:text-align="justify" style:justify-single-word="false"/>
      <style:text-properties officeooo:rsid="002ef120" officeooo:paragraph-rsid="00208380"/>
    </style:style>
    <style:style style:name="P29" style:family="paragraph" style:parent-style-name="Standard">
      <style:paragraph-properties fo:text-align="start" style:justify-single-word="false"/>
      <style:text-properties fo:font-size="16pt" fo:font-style="normal" fo:font-weight="bold" officeooo:rsid="0037507e" officeooo:paragraph-rsid="00389ea7" style:font-size-asian="16pt" style:font-style-asian="normal" style:font-weight-asian="bold" style:font-size-complex="16pt" style:font-style-complex="normal" style:font-weight-complex="bold"/>
    </style:style>
    <style:style style:name="P30" style:family="paragraph" style:parent-style-name="Standard">
      <style:paragraph-properties fo:text-align="justify" style:justify-single-word="false"/>
      <style:text-properties fo:font-size="16pt" fo:font-style="normal" fo:font-weight="bold" officeooo:rsid="0037507e" officeooo:paragraph-rsid="00389ea7" style:font-size-asian="16pt" style:font-style-asian="normal" style:font-weight-asian="bold" style:font-size-complex="16pt" style:font-style-complex="normal" style:font-weight-complex="bold"/>
    </style:style>
    <style:style style:name="P31" style:family="paragraph" style:parent-style-name="Standard">
      <style:paragraph-properties fo:text-align="justify" style:justify-single-word="false"/>
      <style:text-properties fo:font-size="16pt" fo:font-style="normal" fo:font-weight="bold" officeooo:rsid="0037507e" officeooo:paragraph-rsid="0037507e" style:font-size-asian="16pt" style:font-style-asian="normal" style:font-weight-asian="bold" style:font-size-complex="16pt" style:font-style-complex="normal" style:font-weight-complex="bold"/>
    </style:style>
    <style:style style:name="P32" style:family="paragraph" style:parent-style-name="Standard">
      <style:paragraph-properties fo:text-align="justify" style:justify-single-word="false"/>
      <style:text-properties fo:font-size="16pt" fo:font-style="normal" fo:font-weight="bold" officeooo:rsid="00405dae" officeooo:paragraph-rsid="00405dae" style:font-size-asian="16pt" style:font-style-asian="normal" style:font-weight-asian="bold" style:font-size-complex="16pt" style:font-style-complex="normal" style:font-weight-complex="bold"/>
    </style:style>
    <style:style style:name="P33" style:family="paragraph" style:parent-style-name="Standard" style:list-style-name="L1">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justify" style:justify-single-word="false"/>
      <style:text-properties fo:font-size="12pt" fo:font-style="normal" fo:font-weight="normal" officeooo:rsid="00389ea7" officeooo:paragraph-rsid="00389ea7" style:font-size-asian="10.5pt" style:font-style-asian="normal" style:font-weight-asian="normal" style:font-size-complex="12pt" style:font-style-complex="normal" style:font-weight-complex="normal"/>
    </style:style>
    <style:style style:name="P35" style:family="paragraph" style:parent-style-name="Standard" style:list-style-name="L3">
      <style:paragraph-properties fo:text-align="justify" style:justify-single-word="false"/>
      <style:text-properties fo:font-size="12pt" fo:font-style="normal" fo:font-weight="normal" officeooo:rsid="003c5245" officeooo:paragraph-rsid="003c5245" style:font-size-asian="10.5pt" style:font-style-asian="normal" style:font-weight-asian="normal" style:font-size-complex="12pt" style:font-style-complex="normal" style:font-weight-complex="normal"/>
    </style:style>
    <style:style style:name="P36" style:family="paragraph" style:parent-style-name="Standard" style:list-style-name="L4">
      <style:paragraph-properties fo:text-align="justify" style:justify-single-word="false"/>
      <style:text-properties fo:font-size="12pt" fo:font-style="normal" fo:font-weight="normal" officeooo:rsid="003c7384" officeooo:paragraph-rsid="003c738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3cf7c2" officeooo:paragraph-rsid="003c7384" style:font-size-asian="10.5pt" style:font-style-asian="normal" style:font-weight-asian="normal" style:font-size-complex="12pt" style:font-style-complex="normal" style:font-weight-complex="normal"/>
    </style:style>
    <style:style style:name="P38" style:family="paragraph" style:parent-style-name="Standard" style:list-style-name="L5">
      <style:paragraph-properties fo:text-align="justify" style:justify-single-word="false"/>
      <style:text-properties fo:font-size="12pt" fo:font-style="normal" fo:font-weight="normal" officeooo:rsid="003eebb5" officeooo:paragraph-rsid="003eebb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37507e" officeooo:paragraph-rsid="00389ea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fo:font-weight="bold" officeooo:rsid="0037507e" officeooo:paragraph-rsid="00389ea7" style:font-size-asian="10.5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fo:font-size="12pt" fo:font-style="normal" fo:font-weight="bold" officeooo:rsid="0037507e" officeooo:paragraph-rsid="003f27c0" style:font-size-asian="10.5pt" style:font-style-asian="normal" style:font-weight-asian="bold" style:font-size-complex="12pt" style:font-style-complex="normal" style:font-weight-complex="bold"/>
    </style:style>
    <style:style style:name="P42" style:family="paragraph" style:parent-style-name="Standard" style:list-style-name="L3">
      <style:paragraph-properties fo:text-align="justify" style:justify-single-word="false"/>
      <style:text-properties fo:font-size="12pt" fo:font-style="italic" fo:font-weight="normal" officeooo:rsid="003c5245" officeooo:paragraph-rsid="003c5245" style:font-size-asian="10.5pt" style:font-style-asian="italic" style:font-weight-asian="normal" style:font-size-complex="12pt" style:font-style-complex="italic" style:font-weight-complex="normal"/>
    </style:style>
    <style:style style:name="P43" style:family="paragraph" style:parent-style-name="Standard" style:list-style-name="L4">
      <style:paragraph-properties fo:text-align="justify" style:justify-single-word="false"/>
      <style:text-properties fo:font-size="12pt" fo:font-style="italic" fo:font-weight="normal" officeooo:rsid="003c7384" officeooo:paragraph-rsid="003c7384" style:font-size-asian="10.5pt" style:font-style-asian="italic" style:font-weight-asian="normal" style:font-size-complex="12pt" style:font-style-complex="italic" style:font-weight-complex="normal"/>
    </style:style>
    <style:style style:name="P44" style:family="paragraph">
      <style:paragraph-properties fo:text-align="center"/>
    </style:style>
    <style:style style:name="T1" style:family="text">
      <style:text-properties fo:font-weight="bold" style:font-weight-asian="bold" style:font-weight-complex="bold"/>
    </style:style>
    <style:style style:name="T2" style:family="text">
      <style:text-properties officeooo:rsid="003a118a"/>
    </style:style>
    <style:style style:name="T3" style:family="text">
      <style:text-properties officeooo:rsid="003b7e26"/>
    </style:style>
    <style:style style:name="T4" style:family="text">
      <style:text-properties officeooo:rsid="00175405"/>
    </style:style>
    <style:style style:name="T5" style:family="text">
      <style:text-properties officeooo:rsid="003ba9d1"/>
    </style:style>
    <style:style style:name="T6" style:family="text">
      <style:text-properties officeooo:rsid="003c7384"/>
    </style:style>
    <style:style style:name="T7" style:family="text">
      <style:text-properties fo:font-style="italic" style:font-style-asian="italic" style:font-style-complex="italic"/>
    </style:style>
    <style:style style:name="T8" style:family="text">
      <style:text-properties officeooo:rsid="003eebb5"/>
    </style:style>
    <style:style style:name="T9" style:family="text">
      <style:text-properties officeooo:rsid="003f27c0"/>
    </style:style>
    <style:style style:name="T10" style:family="text">
      <style:text-properties officeooo:rsid="00405dae"/>
    </style:style>
    <style:style style:name="T11" style:family="text">
      <style:text-properties officeooo:rsid="00461bea"/>
    </style:style>
    <style:style style:name="T12" style:family="text">
      <style:text-properties officeooo:rsid="004757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ZITET U NOVOM SADU</text:p>
      <text:p text:style-name="P3">FAKULTET TEHNIČKIH NAUKA</text:p>
      <text:p text:style-name="P3"/>
      <text:p text:style-name="P3">Departman za računarstvo i automatiku</text:p>
      <text:p text:style-name="P3">Odsek za računarsku tehniku i računarske komunikacije</text:p>
      <text:p text:style-name="P3"/>
      <text:p text:style-name="P3"/>
      <text:p text:style-name="P3"/>
      <text:p text:style-name="P3"/>
      <text:p text:style-name="P3"/>
      <text:p text:style-name="P3"/>
      <text:p text:style-name="P3"/>
      <text:p text:style-name="P3"/>
      <text:p text:style-name="P3"><draw:line text:anchor-type="paragraph" draw:z-index="0" draw:name="Horizontal line 1" draw:style-name="gr1" draw:text-style-name="P44" svg:x1="-0.028in" svg:y1="0.0925in" svg:x2="6.6075in" svg:y2="0.0925in"><text:p/></draw:line></text:p>
      <text:p text:style-name="P3"/>
      <text:p text:style-name="P2">Projektni zadatak iz predmeta Operativni Sistemi u Realnom Vremenu</text:p>
      <text:p text:style-name="P1"/>
      <text:p text:style-name="P4">ROS-less chassis</text:p>
      <text:p text:style-name="P4"/>
      <text:p text:style-name="P4"/>
      <text:p text:style-name="P4"><draw:line text:anchor-type="paragraph" draw:z-index="1" draw:name="Horizontal line 2" draw:style-name="gr1" draw:text-style-name="P44" svg:x1="-0.028in" svg:y1="-0.3016in" svg:x2="6.6075in" svg:y2="-0.3016in"><text:p/></draw:line></text:p>
      <text:p text:style-name="P4"/>
      <text:p text:style-name="P4"/>
      <text:p text:style-name="P4"/>
      <text:p text:style-name="P4"/>
      <text:p text:style-name="P4"/>
      <text:p text:style-name="P4"/>
      <text:p text:style-name="P4"/>
      <text:p text:style-name="P4"/>
      <text:p text:style-name="P6"/>
      <text:p text:style-name="P8"><text:span text:style-name="T1">Kandidati:<text:tab/><text:tab/><text:tab/><text:tab/><text:tab/><text:tab/><text:tab/><text:tab/>Mentor:<text:tab/><text:tab/><text:tab/></text:span><text:tab/></text:p>
      <text:p text:style-name="P8"><text:tab/><text:tab/><text:tab/></text:p>
      <text:p text:style-name="P8">Ana Zec RA 92/2021<text:tab/><text:tab/><text:tab/><text:tab/><text:tab/><text:tab/><text:tab/>dr Miloš Subotić</text:p>
      <text:p text:style-name="P8">Jana Petrović RA 159/2021</text:p>
      <text:p text:style-name="P8">Siniša Ilić RA 153/2021</text:p>
      <text:p text:style-name="P8"/>
      <text:p text:style-name="P8"/>
      <text:p text:style-name="P8"/>
      <text:p text:style-name="P8"/>
      <text:p text:style-name="P8"/>
      <text:p text:style-name="P7">Novi Sad, januar, 2024.</text:p>
      <text:p text:style-name="P5"><text:soft-page-break/></text:p>
      <text:p text:style-name="P31">Sadržaj</text:p>
      <text:p text:style-name="P23"/>
      <text:p text:style-name="P23"/>
      <text:p text:style-name="P23">1 Uvod…………………………………………………………………….………………………….<text:span text:style-name="T11">3</text:span></text:p>
      <text:p text:style-name="P9"/>
      <text:p text:style-name="P9">1.1 Opis problema……………………………………………………………………………..……..<text:span text:style-name="T3">3</text:span></text:p>
      <text:p text:style-name="P9">1.2 Teorijske osnove…………………………………………………………………………….……<text:span text:style-name="T3">3</text:span></text:p>
      <text:p text:style-name="P9">1.3 Koncept rešenja……………………………………………………………………………….….<text:span text:style-name="T3">3</text:span></text:p>
      <text:p text:style-name="P9"/>
      <text:p text:style-name="P23">2 Rešenje……………………………………………………………………………………………..<text:span text:style-name="T11">3</text:span></text:p>
      <text:p text:style-name="P23"/>
      <text:p text:style-name="P9">2.1 Biblioteka za rad sa džojstikom…………………………………………………………………..<text:span text:style-name="T9">3</text:span></text:p>
      <text:p text:style-name="P9">2.<text:span text:style-name="T5">2</text:span> Mapiranje vrednosti džojstika……………………………………………………………………<text:span text:style-name="T9">4</text:span></text:p>
      <text:p text:style-name="P9">2.<text:span text:style-name="T5">3</text:span> Slanje komandi…………………………………………………………………………………...<text:span text:style-name="T9">4</text:span></text:p>
      <text:p text:style-name="P9"/>
      <text:p text:style-name="P23">3 Povezivanje hardvera……………………………………………………………………………..<text:span text:style-name="T10">4</text:span></text:p>
      <text:p text:style-name="P9"/>
      <text:p text:style-name="P23">4 Testiranje rešenja………………………………………………………………………………….<text:span text:style-name="T10">5</text:span></text:p>
      <text:p text:style-name="P23"/>
      <text:p text:style-name="P23">5 Zaključak…………………………………………………………………………………………..<text:span text:style-name="T10">5</text:span></text:p>
      <text:p text:style-name="P23"/>
      <text:p text:style-name="P25">6 Linkovi……………………………………………………………………………………………..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2"/>
      <text:p text:style-name="P29">1 Uvod</text:p>
      <text:p text:style-name="P39"/>
      <text:p text:style-name="P26">1.1 Opis problema</text:p>
      <text:p text:style-name="P10"/>
      <text:p text:style-name="P12">Zadatak ovog projektnog zadatka je realizacija upravljanja automobilskom šasijom koja se sastoji iz pogonskog BLDC motora i servo motora za skretanje upotrebom džojstika. Ključni deo zadatka jeste da se rešenje ne oslanja na ROS funkcionalnosti.</text:p>
      <text:p text:style-name="P12"/>
      <text:p text:style-name="P12"/>
      <text:p text:style-name="P26">1.2 Teorijske osnove</text:p>
      <text:p text:style-name="P10"/>
      <text:p text:style-name="P12">Kao što je već rečeno, automobilska šasija se sastoji od BLDC pogonskog motora i servo motora za skretanje. BLDC motor ima 3 signala:</text:p>
      <text:p text:style-name="P12"><text:tab/></text:p>
      <text:list xml:id="list3959766098" text:style-name="L1">
        <text:list-item>
          <text:p text:style-name="P33">PWM – frekvencija 5kHz (moduo = 20), invertovan faktor ispune, tj. 0% je najveća, a 100% najmanja brzina.</text:p>
        </text:list-item>
        <text:list-item>
          <text:p text:style-name="P33">DIR – pravac okretanja motora</text:p>
        </text:list-item>
        <text:list-item>
          <text:p text:style-name="P33">PG – puls sa enkodera motora</text:p>
        </text:list-item>
      </text:list>
      <text:p text:style-name="P12"/>
      <text:p text:style-name="P12">Servo motor se sastoji od jednog signala:</text:p>
      <text:list xml:id="list2675754621" text:style-name="L2">
        <text:list-item>
          <text:p text:style-name="P34">PWM – faktor ispune treba da se kreće u intervalu [-35 ,35] <text:span text:style-name="T2">tj. [350,650] za skretanje u intervalu skroz levo – skroz desno.</text:span></text:p>
        </text:list-item>
      </text:list>
      <text:p text:style-name="P12"/>
      <text:p text:style-name="P12"/>
      <text:p text:style-name="P26">1.3 Koncept rešenja</text:p>
      <text:p text:style-name="P10"/>
      <text:p text:style-name="P20">Prvi korak ka rešenju je bio pronalaženje biblioteke koja će nam omogućiti rad sa džojstikom. Nakon pronalaska biblioteke libenjoy i njenog testiranja, mapirali smo vrednosti koje ispisuje levi analogni stik na opseg vrednosti za faktor ispune odgovarajućeg motora – kada se čita događaj sa y-ose onda se vrednosti prosleđuju pogonskom motoru, kada se čita događaj sa x-ose onda se vrednosti prosleđuju servo motoru. Te mapirane vrednosti smo prosleđivali duty nizu, a potom upisivali te vrednosti <text:span text:style-name="T3">u dev/motor_ctrl.</text:span></text:p>
      <text:p text:style-name="P10"/>
      <text:p text:style-name="P10"/>
      <text:p text:style-name="P10"/>
      <text:p text:style-name="P30">2 Rešenje</text:p>
      <text:p text:style-name="P24"/>
      <text:p text:style-name="P26">2.1 Biblioteka za rad sa džojstikom</text:p>
      <text:p text:style-name="P10"/>
      <text:p text:style-name="P21">Željenu biblioteku smo našli na sledećem repozitorijumu: <text:a xlink:type="simple" xlink:href="https://github.com/Tasssadar/libenjoy" text:style-name="Internet_20_link" text:visited-style-name="Visited_20_Internet_20_Link"><text:span text:style-name="T4">https://github.com/Tasssadar/libenjoy</text:span></text:a><text:span text:style-name="T4">. </text:span>Pokretanjem testne aplikacije iz istog repozitorijuma smo testirali funkcionalnosti koje pruža data biblioteka. Džojstik radi po principu konstantnog proveravanja da li se na džojstiku dešavaju novi događaji (polling).</text:p>
      <text:p text:style-name="P21"><text:s/></text:p>
      <text:p text:style-name="P21"><text:soft-page-break/>Za kontrolisanje automobilske šasije nam je bio potreban samo jedan od analognih stikova. Levi analogni stik čita vrednosti na x-osi – axis <text:span text:style-name="T5">0: od -32767 (levo) do +32767 (desno), dok su vrednosti sa y-ose – axis 1: od 32767 (dole) do +32767 (gore).</text:span></text:p>
      <text:p text:style-name="P10"/>
      <text:p text:style-name="P11"/>
      <text:p text:style-name="P26">2.<text:span text:style-name="T5">2 </text:span>Mapiranje vrednosti džojstika</text:p>
      <text:p text:style-name="P10"/>
      <text:p text:style-name="P13">Pre nego što se brojne vrednosti pročitane sa džojstika proslede odgovarajućem članu duty niza potrebno ih je mapirati na odgovarajuće vrednosti faktora ispune. Za to mapiranje smo implementirali dve funkcije unutar testne aplikacije test.c:</text:p>
      <text:p text:style-name="P13"/>
      <text:list xml:id="list442944915" text:style-name="L3">
        <text:list-item>
          <text:p text:style-name="P42">int joypad2duty(int joyNum) – </text:p>
          <text:list>
            <text:list-item>
              <text:p text:style-name="P35">za servo motor</text:p>
            </text:list-item>
            <text:list-item>
              <text:p text:style-name="P35">mapiranje vrednosti [-32767, 32767] → [350,650]</text:p>
            </text:list-item>
          </text:list>
        </text:list-item>
        <text:list-item>
          <text:p text:style-name="P42">int joypad2speed(int joyNum) - </text:p>
          <text:list>
            <text:list-item>
              <text:p text:style-name="P35">za BLDC motor</text:p>
            </text:list-item>
            <text:list-item>
              <text:p text:style-name="P35">mapiranje vrednosti [32767,-32767] → [-100,100]</text:p>
            </text:list-item>
          </text:list>
        </text:list-item>
      </text:list>
      <text:p text:style-name="P13"/>
      <text:p text:style-name="P10"/>
      <text:p text:style-name="P26">2.<text:span text:style-name="T5">3</text:span> Slanje komandi</text:p>
      <text:p text:style-name="P10"/>
      <text:p text:style-name="P13">Nakon mapiranja pročitanih vrednosti sa džojstika, potrebno ih je proslediti odgovarajućem članu duty niza, a potom upisati u datoteku uređaja (dev/motor_ctrl). <text:span text:style-name="T6">Prvi član duty niza, duty[0] odgovara BLDC motoru, a duty[1] servo motoru. Servo motoru se direktno prosleđuje mapirana vrednost, dok je za BLDC motor <text:s/>potrebno prvo invertovati te vrednosti zbog invertovanog faktora ispune. Za te operacije su implementirane funkcije: </text:span></text:p>
      <text:p text:style-name="P13"/>
      <text:list xml:id="list3050228742" text:style-name="L4">
        <text:list-item>
          <text:p text:style-name="P36">i<text:span text:style-name="T7">nt runServo(int duty_servo)</text:span></text:p>
        </text:list-item>
        <text:list-item>
          <text:p text:style-name="P43">int runBLDC(int speed)</text:p>
        </text:list-item>
      </text:list>
      <text:p text:style-name="P14"/>
      <text:p text:style-name="P37">Pre čitanja događaja sa džojstika, mapiranja i upisivanja mapiranih komandi, potrebno je otvoriti datoteku uređaja (dev/motor_ctrl). Povratna vrednost funkcije open je fajl deskriptor (fd) koji će biti prosleđen kao parametar prilikom pozivanja funkcije write za upisivanje komandi u datoteku uređaja (dev/motor_ctrl).</text:p>
      <text:p text:style-name="P10"/>
      <text:p text:style-name="P10"/>
      <text:p text:style-name="P10"/>
      <text:p text:style-name="P30">3 Povezivanje hardvera</text:p>
      <text:p text:style-name="P24"/>
      <text:p text:style-name="P15">Pre testiranja rešenja potrebno je povezati <text:span text:style-name="T8">RPi2 na Servo Motor Shield </text:span><text:span text:style-name="T12">i</text:span><text:span text:style-name="T8"> BLDC adapter.</text:span></text:p>
      <text:p text:style-name="P15"/>
      <text:list xml:id="list2423717803" text:style-name="L5">
        <text:list-item>
          <text:p text:style-name="P38">Pogon – BLDC</text:p>
          <text:list>
            <text:list-item>
              <text:p text:style-name="P38">smeđi BLDC adapter kablić – RPi2 nožica 30 (GND)</text:p>
            </text:list-item>
            <text:list-item>
              <text:p text:style-name="P38">žuti BLDC adapter kablić – RPi2 nožica 29 (PG)</text:p>
            </text:list-item>
            <text:list-item>
              <text:p text:style-name="P38">plavi BLDC adapter kablić – RPi2 nožica 36 (PWM)</text:p>
            </text:list-item>
            <text:list-item>
              <text:p text:style-name="P38">beli BLDC adapter kablić – RPi2 nožica 31 (DIR)</text:p>
            </text:list-item>
          </text:list>
        </text:list-item>
      </text:list>
      <text:p text:style-name="P16"/>
      <text:list xml:id="list23160228706826" text:continue-numbering="true" text:style-name="L5">
        <text:list-item>
          <text:p text:style-name="P38">Upravljanje – Servo</text:p>
          <text:list>
            <text:list-item>
              <text:p text:style-name="P38">crni Shield kablić – RPi2 nožica 34 (GND)</text:p>
            </text:list-item>
            <text:list-item>
              <text:p text:style-name="P38">narandžasti Shield kablić – RPi2 nožica 35 (S1)</text:p>
            </text:list-item>
          </text:list>
        </text:list-item>
      </text:list>
      <text:p text:style-name="P10"><text:soft-page-break/></text:p>
      <text:p text:style-name="P30">4 Testiranje rešenja</text:p>
      <text:p text:style-name="P30"/>
      <text:p text:style-name="P24"/>
      <text:p text:style-name="P16">Za pokretanje rešenja potrebno je prvo pozicionirati se u direktorijum <text:span text:style-name="T9">SW/Driver/motor_ctrl i pokrenuti komandu : make. Radi ubacivanja modula u jezgro, potrebno je pokrenuti komadnu: make start.</text:span></text:p>
      <text:p text:style-name="P17">Zatim, u drugom jezičku/prozoru terminala potrebno je pokrenuti testnu aplikaciju tako što se prvo pozicioniramo u direktorijum SW/Test/test_app. Zatim se pokreću sledeće komande:</text:p>
      <text:p text:style-name="P17"/>
      <text:p text:style-name="P17">./waf build</text:p>
      <text:p text:style-name="P17">./waf configure</text:p>
      <text:p text:style-name="P17">./build/test</text:p>
      <text:p text:style-name="P41"/>
      <text:p text:style-name="P30">5 Zaključak</text:p>
      <text:p text:style-name="P30"/>
      <text:p text:style-name="P24"/>
      <text:p text:style-name="P17">Nakon ubacivanja modula u jezgro, pre pokretanja testne aplikacije, šasija započinje rad punom brzinom. Nakon pokretanja naše testne aplikacije, sačekavši da šasija prestane sa okretanjem točkova, BLDC pogonski motor reaguje na komande sa džojstika.</text:p>
      <text:p text:style-name="P17"/>
      <text:p text:style-name="P17"/>
      <text:p text:style-name="P32">6 Linkovi</text:p>
      <text:p text:style-name="P32"/>
      <text:p text:style-name="P25"/>
      <text:p text:style-name="P18">Github: https://github.com/ktzjana/OSuRV_2023</text:p>
      <text:p text:style-name="P18">Youtube: https://youtu.be/XLDRLY2ahLM</text:p>
      <text:p text:style-name="P19"/>
      <text:p text:style-name="P27"/>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opacity="5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draw:opacity="50%"/>
    </style:style>
  </office:automatic-styles>
  <office:master-styles>
    <style:master-page style:name="Standard" style:page-layout-name="Mpm1" draw:style-name="Mdp1">
      <style:footer>
        <text:p text:style-name="Footer"><text:page-number text:select-page="current">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21:04:22.589736766</meta:creation-date>
    <meta:editing-duration>PT45M42S</meta:editing-duration>
    <meta:editing-cycles>20</meta:editing-cycles>
    <meta:generator>LibreOffice/7.3.7.2$Linux_X86_64 LibreOffice_project/30$Build-2</meta:generator>
    <dc:date>2024-01-22T02:31:57.507686095</dc:date>
    <meta:document-statistic meta:table-count="0" meta:image-count="0" meta:object-count="0" meta:page-count="5" meta:paragraph-count="78" meta:word-count="732" meta:character-count="5382" meta:non-whitespace-character-count="4702"/>
  </office:meta>
</office:document-meta>
</file>